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b877" officeooo:paragraph-rsid="0017b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como está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5T03:02:23.484333673</dc:date>
    <meta:editing-duration>PT1M35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5.3.2$Linux_X86_64 LibreOffice_project/67bf5ab3e8553b11738d1302ab7051a12dd8b40d</meta:generator>
  </office:meta>
</office:document-meta>
</file>